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ectro-hydraulic actuator dynamic modeling:</text:p>
      <text:p text:style-name="Standard"/>
      <text:p text:style-name="Standard">Assume an actuator has a left side with pressure P_l and volume V_l, and fluid mass m_l, and a right side with P_r, V_r, m_r. <text:s/>A piston of area A separates the halves, and the resultant actuator effort is: e= A*(P_r-P_l).</text:p>
      <text:p text:style-name="Standard"/>
      <text:p text:style-name="Standard">The left side is exposed to a pressure source either P_high or P_low through an orifice with conductance G_left(i). <text:s/>The pressure source on the left side can be expressed as:</text:p>
      <text:p text:style-name="Standard"/>
      <text:p text:style-name="Standard">P_sl = (P_high+P_low)/2 + sgn(i)*(P_high-P_low)/2 = P_mean + sgn(i)*P_delta</text:p>
      <text:p text:style-name="Standard"/>
      <text:p text:style-name="Standard">That is, the source pressure on the left side is P_high for i&gt;0 and P_low for i&lt;0.</text:p>
      <text:p text:style-name="Standard"/>
      <text:p text:style-name="Standard">On the right side, an orifice from the right chamber is exposed to pressure:</text:p>
      <text:p text:style-name="Standard"/>
      <text:p text:style-name="Standard">P_sr = P_mean – sgn(i)*P_delta</text:p>
      <text:p text:style-name="Standard"/>
      <text:p text:style-name="Standard">The flow conductance, |G(i)|, is a non-negative function that increases with the magnitude of the control current, i.</text:p>
      <text:p text:style-name="Standard"/>
      <text:p text:style-name="Standard">From PV=mRT, we have that:</text:p>
      <text:p text:style-name="Standard">P_l*V_l= m_l*(RT)</text:p>
      <text:p text:style-name="Standard">P_r*V_r = m_r*(RT)</text:p>
      <text:p text:style-name="Standard"/>
      <text:p text:style-name="Standard">Differentiating,</text:p>
      <text:p text:style-name="Standard">Pdot_l*V_l + P_l*Vdot_l = mdot_l*(RT)</text:p>
      <text:p text:style-name="Standard">Pdot_r*V_r + P_r*Vdot_r = -mdot_r*(RT)</text:p>
      <text:p text:style-name="Standard">Note that in the second equation, mass flow is defined as positive <text:span text:style-name="T1">out</text:span> of the right volume.</text:p>
      <text:p text:style-name="Standard"/>
      <text:p text:style-name="Standard">if the piston moves with velocity “v”, then:</text:p>
      <text:p text:style-name="Standard">Vdot_l = A*v</text:p>
      <text:p text:style-name="Standard">Vdot_r = -A*v</text:p>
      <text:p text:style-name="Standard"/>
      <text:p text:style-name="Standard">Fluid flows through the left and right orifices, constrained by the pressure drop and the flow conductance. <text:s/>Assume that the flow conductances |G_l(i)|=|G_r(i)|, since ports are exposed by the same amount via a common control spool.</text:p>
      <text:p text:style-name="Standard"/>
      <text:p text:style-name="Standard">The fluid flow rates, mdot_r and mdot_l, follow from:</text:p>
      <text:p text:style-name="Standard">mdot_l = |G(i)|*(P_sl – P_l)</text:p>
      <text:p text:style-name="Standard">and</text:p>
      <text:p text:style-name="Standard">mdot_r = |G(i)|*(P_sr – P_r)</text:p>
      <text:p text:style-name="Standard"/>
      <text:p text:style-name="Standard">Substituting for P_sl and P_sr,</text:p>
      <text:p text:style-name="Standard">mdot_l = |G(i)|*(P_mean + sgn(i)*P_delta– P_l), and</text:p>
      <text:p text:style-name="Standard">mdot_r = G(i)|*(P_mean – sgn(i)*P_delta– P_r)</text:p>
      <text:p text:style-name="Standard"/>
      <text:p text:style-name="Standard">Using the above expressions for mdot in the pressure equations results in:</text:p>
      <text:p text:style-name="Standard">Pdot_l*V_l + P_l*Vdot_l = (RT)*|G(i)|*(P_mean + sgn(i)*P_delta– P_l)</text:p>
      <text:p text:style-name="Standard">Pdot_r*V_r + P_r*Vdot_r = -(RT)*G(i)|*(P_mean – sgn(i)*P_delta– P_r)</text:p>
      <text:p text:style-name="Standard"/>
      <text:p text:style-name="Standard">Substituting for Vdot, and rearranging, it follows that:</text:p>
      <text:p text:style-name="Standard"/>
      <text:p text:style-name="Standard"><text:soft-page-break/>Pdot_l*V_l = - P_l*A*v+ (RT)*|G(i)|*(P_mean + sgn(i)*P_delta– P_l)</text:p>
      <text:p text:style-name="Standard">Pdot_r*V_r = P_r*A*v -(RT)*G(i)|*(P_mean – sgn(i)*P_delta– P_r)</text:p>
      <text:p text:style-name="Standard"/>
      <text:p text:style-name="Standard">If the left and right volumes are approximatly equal (e.g., actuator centered and making smal motions), then we can approximate V_l = V_r = V, and thus:</text:p>
      <text:p text:style-name="Standard"/>
      <text:p text:style-name="Standard">Pdot_l= - P_l*A*v/V + (RT)*|G(i)|*(P_mean + sgn(i)*P_delta– P_l)/V</text:p>
      <text:p text:style-name="Standard">Pdot_r= P_r*A*v/V -(RT)*|G(i)|*(P_mean – sgn(i)*P_delta– P_r)/V</text:p>
      <text:p text:style-name="Standard"/>
      <text:p text:style-name="Standard">Subtracting these equations, we get:</text:p>
      <text:p text:style-name="Standard">Pdot_l – Pdot_r = -(P_l+P_r)*(A/V)*v + (RT/V)*|G(i)|*[2*P_delta*sgn(i)-P_l+P_r]</text:p>
      <text:p text:style-name="Standard"/>
      <text:p text:style-name="Standard">But e = A*(P_l-P_r), and thus:</text:p>
      <text:p text:style-name="Standard"/>
      <text:p text:style-name="Standard">e_dot = -(A*A/V)*(P_l+P_r)*v <text:s/>+(RT/V)*|G(i)|*[e_max -e]</text:p>
      <text:p text:style-name="Standard"/>
      <text:p text:style-name="Standard">where e_max = A*(P_high – P_low)</text:p>
      <text:p text:style-name="Standard"/>
      <text:p text:style-name="Standard">If we can approximate that P_l+P_r is nearly constant, then:</text:p>
      <text:p text:style-name="Standard"/>
      <text:p text:style-name="Standard">e_dot = -K_ve*v + f_G(i)*[e_max – e]</text:p>
      <text:p text:style-name="Standard"/>
      <text:p text:style-name="Standard">For constant velocity conditions (or slowly varying velocity), i.e. quasi steady-state, e_dot=0, and thus:</text:p>
      <text:p text:style-name="Standard"/>
      <text:p text:style-name="Standard">v = f_G(i)/K_ve*[e_max – e]</text:p>
      <text:p text:style-name="Standard"/>
      <text:p text:style-name="Standard">Typically, e = e_Coulomb for constant velocity. <text:s/>Roughly (for the forearm), v = 3*i_cmd, from which we get:</text:p>
      <text:p text:style-name="Standard">f_G(i)*[e_max-e_Coulomb]/K_ve = 3*i</text:p>
      <text:p text:style-name="Standard"/>
      <text:p text:style-name="Standard">Also, for high-speed tests, with rapidly-varying i(t) and v(t) nearly constant, expect:</text:p>
      <text:p text:style-name="Standard">e_dot = f_G(i)*[e_max-e]</text:p>
      <text:p text:style-name="Standard"><text:s text:c="2"/>and thus f_G(i) = 1/tau, defining the time constant tau via the slope of the pressure respons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H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3-09-29T14:32:16</meta:creation-date>
    <dc:date>2013-09-29T15:03:45</dc:date>
    <dc:creator>Wyatt Newman</dc:creator>
    <meta:editing-duration>PT18M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2" meta:paragraph-count="49" meta:word-count="474" meta:character-count="3089" meta:non-whitespace-character-count="2657"/>
  </office:meta>
</office:document-meta>
</file>